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6.237cm" svg:y="28.394cm">
            <draw:object draw:notify-on-update-of-ranges="Φύλλο3.A54:Φύλλο3.A60 Φύλλο3.B54:Φύλλο3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99cm" svg:y="39.282cm">
            <draw:object draw:notify-on-update-of-ranges="Φύλλο3.B96:Φύλλο3.B96 Φύλλο3.B97:Φύλλο3.B100 Φύλλο3.C96:Φύλλο3.C96 Φύλλο3.C97:Φύλλο3.C100 Φύλλο3.D96:Φύλλο3.D96 Φύλλο3.D97:Φύλλο3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 table:number-rows-repeated="27">
          <table:table-cell table:number-columns-repeated="1022"/>
        </table:table-row>
        <table:table-row table:style-name="ro1">
          <table:table-cell office:value-type="string" calcext:value-type="string">
            <text:p>Parallel Adam</text:p>
          </table:table-cell>
          <table:table-cell/>
          <table:table-cell office:value-type="string" calcext:value-type="string">
            <text:p>Pageblocks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Propose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6.968*30" office:value-type="float" office:value="509.04" calcext:value-type="float">
            <text:p>509,04</text:p>
          </table:table-cell>
          <table:table-cell table:formula="of:=9.127*30" office:value-type="float" office:value="273.81" calcext:value-type="float">
            <text:p>273,81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1935.78" calcext:value-type="float">
            <text:p>1935,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30*8.966" office:value-type="float" office:value="268.98" calcext:value-type="float">
            <text:p>268,98</text:p>
          </table:table-cell>
          <table:table-cell table:formula="of:=30*4.89" office:value-type="float" office:value="146.7" calcext:value-type="float">
            <text:p>146,7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007.15" calcext:value-type="float">
            <text:p>1007,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30*5.141" office:value-type="float" office:value="154.23" calcext:value-type="float">
            <text:p>154,23</text:p>
          </table:table-cell>
          <table:table-cell table:formula="of:=30*2.801" office:value-type="float" office:value="84.03" calcext:value-type="float">
            <text:p>84,03</text:p>
          </table:table-cell>
          <table:table-cell office:value-type="float" office:value="1131.32" calcext:value-type="float">
            <text:p>1131,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0*3.395" office:value-type="float" office:value="101.85" calcext:value-type="float">
            <text:p>101,85</text:p>
          </table:table-cell>
          <table:table-cell table:formula="of:=30*1.842" office:value-type="float" office:value="55.26" calcext:value-type="float">
            <text:p>55,26</text:p>
          </table:table-cell>
          <table:table-cell office:value-type="float" office:value="569.73" calcext:value-type="float">
            <text:p>569,73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dam</text:p>
          </table:table-cell>
          <table:table-cell office:value-type="string" calcext:value-type="string">
            <text:p>Propo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table:formula="of:=16.968*30" office:value-type="float" office:value="509.04" calcext:value-type="float">
            <text:p>509,04</text:p>
          </table:table-cell>
          <table:table-cell office:value-type="float" office:value="4115.18" calcext:value-type="float">
            <text:p>4115,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2</text:p>
          </table:table-cell>
          <table:table-cell table:formula="of:=30*8.966" office:value-type="float" office:value="268.98" calcext:value-type="float">
            <text:p>268,98</text:p>
          </table:table-cell>
          <table:table-cell office:value-type="float" office:value="2213.32" calcext:value-type="float">
            <text:p>2213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4</text:p>
          </table:table-cell>
          <table:table-cell table:formula="of:=30*5.141" office:value-type="float" office:value="154.23" calcext:value-type="float">
            <text:p>154,23</text:p>
          </table:table-cell>
          <table:table-cell office:value-type="float" office:value="1131.32" calcext:value-type="float">
            <text:p>1131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8</text:p>
          </table:table-cell>
          <table:table-cell table:formula="of:=30*3.395" office:value-type="float" office:value="101.85" calcext:value-type="float">
            <text:p>101,85</text:p>
          </table:table-cell>
          <table:table-cell office:value-type="float" office:value="569.73" calcext:value-type="float">
            <text:p>569,73</text:p>
          </table:table-cell>
          <table:table-cell table:number-columns-repeated="1018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:.H11])" office:value-type="percentage" office:value="0.152" calcext:value-type="percentage">
            <text:p>15,20%</text:p>
          </table:table-cell>
          <table:table-cell table:style-name="ce1" table:formula="of:=AVERAGE([.I2:.I11])" office:value-type="percentage" office:value="0.16499" calcext:value-type="percentage">
            <text:p>16,50%</text:p>
          </table:table-cell>
          <table:table-cell table:style-name="ce1" table:formula="of:=AVERAGE([.J2:.J11])" office:value-type="percentage" office:value="0.17199" calcext:value-type="percentage">
            <text:p>17,20%</text:p>
          </table:table-cell>
          <table:table-cell table:style-name="ce1" table:formula="of:=AVERAGE([.K2:.K11])" office:value-type="percentage" office:value="0.16534" calcext:value-type="percentage">
            <text:p>16,5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4631" calcext:value-type="percentage">
            <text:p>46,3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5419" calcext:value-type="percentage">
            <text:p>54,19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705" calcext:value-type="percentage">
            <text:p>37,0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806" calcext:value-type="percentage">
            <text:p>48,06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95" calcext:value-type="percentage">
            <text:p>4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formula="of:=AVERAGE([.D15:.D24])" office:value-type="percentage" office:value="0.31976" calcext:value-type="percentage">
            <text:p>31,98%</text:p>
          </table:table-cell>
          <table:table-cell table:style-name="ce1" table:formula="of:=AVERAGE([.E15:.E24])" office:value-type="percentage" office:value="0.45655" calcext:value-type="percentage">
            <text:p>45,66%</text:p>
          </table:table-cell>
          <table:table-cell table:style-name="ce1" table:number-columns-repeated="2"/>
          <table:table-cell table:style-name="ce1" table:formula="of:=AVERAGE([.H15:.H24])" office:value-type="percentage" office:value="0.11487" calcext:value-type="percentage">
            <text:p>11,49%</text:p>
          </table:table-cell>
          <table:table-cell table:style-name="ce1" table:formula="of:=AVERAGE([.I15:.I24])" office:value-type="percentage" office:value="0.07865" calcext:value-type="percentage">
            <text:p>7,87%</text:p>
          </table:table-cell>
          <table:table-cell table:style-name="ce1" table:formula="of:=AVERAGE([.J15:.J24])" office:value-type="percentage" office:value="0.47757" calcext:value-type="percentage">
            <text:p>47,76%</text:p>
          </table:table-cell>
          <table:table-cell table:style-name="ce1" table:formula="of:=AVERAGE([.K15:.K24])" office:value-type="percentage" office:value="0.09085" calcext:value-type="percentage">
            <text:p>9,0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 office:value-type="percentage" office:value="0.555" calcext:value-type="percentage">
            <text:p>55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431" calcext:value-type="percentage">
            <text:p>43,1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7714" calcext:value-type="percentage">
            <text:p>7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6571" calcext:value-type="percentage">
            <text:p>65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formula="of:=AVERAGE([.D27:.D36])" office:value-type="percentage" office:value="0.53435" calcext:value-type="percentage">
            <text:p>53,44%</text:p>
          </table:table-cell>
          <table:table-cell table:style-name="ce1" table:formula="of:=AVERAGE([.E27:.E36])" office:value-type="percentage" office:value="0.75" calcext:value-type="percentage">
            <text:p>75,00%</text:p>
          </table:table-cell>
          <table:table-cell table:style-name="ce1" table:number-columns-repeated="2"/>
          <table:table-cell table:style-name="ce1" table:formula="of:=AVERAGE([.H27:.H36])" office:value-type="percentage" office:value="0.1441" calcext:value-type="percentage">
            <text:p>14,41%</text:p>
          </table:table-cell>
          <table:table-cell table:style-name="ce1" table:formula="of:=AVERAGE([.I27:.I36])" office:value-type="percentage" office:value="0.2614" calcext:value-type="percentage">
            <text:p>26,14%</text:p>
          </table:table-cell>
          <table:table-cell table:style-name="ce1" table:formula="of:=AVERAGE([.J27:.J36])" office:value-type="percentage" office:value="0.64858" calcext:value-type="percentage">
            <text:p>64,86%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6158" calcext:value-type="percentage">
            <text:p>61,58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948" calcext:value-type="percentage">
            <text:p>49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1" calcext:value-type="percentage">
            <text:p>58,10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27" calcext:value-type="percentage">
            <text:p>52,7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79" calcext:value-type="percentage">
            <text:p>60,79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 office:value-type="percentage" office:value="0.573" calcext:value-type="percentage">
            <text:p>57,3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formula="of:=AVERAGE([.D39:.D48])" office:value-type="percentage" office:value="0.5727" calcext:value-type="percentage">
            <text:p>57,27%</text:p>
          </table:table-cell>
          <table:table-cell table:style-name="ce1" table:formula="of:=AVERAGE([.E39:.E48])" office:value-type="percentage" office:value="0.6158" calcext:value-type="percentage">
            <text:p>61,58%</text:p>
          </table:table-cell>
          <table:table-cell table:style-name="ce1" table:number-columns-repeated="2"/>
          <table:table-cell table:style-name="ce1" table:formula="of:=AVERAGE([.H39:.H48])" office:value-type="percentage" office:value="0.60182" calcext:value-type="percentage">
            <text:p>60,18%</text:p>
          </table:table-cell>
          <table:table-cell table:style-name="ce1" table:formula="of:=AVERAGE([.I39:.I48])" office:value-type="percentage" office:value="0.597" calcext:value-type="percentage">
            <text:p>59,70%</text:p>
          </table:table-cell>
          <table:table-cell table:style-name="ce1" table:formula="of:=AVERAGE([.J39:.J48])" office:value-type="percentage" office:value="0.5" calcext:value-type="percentage">
            <text:p>50,00%</text:p>
          </table:table-cell>
          <table:table-cell table:style-name="ce1" table:formula="of:=AVERAGE([.K39:.K48])" office:value-type="percentage" office:value="0.4948" calcext:value-type="percentage">
            <text:p>49,4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5" calcext:value-type="percentage">
            <text:p>51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0493" calcext:value-type="percentage">
            <text:p>4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319" calcext:value-type="percentage">
            <text:p>3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797" calcext:value-type="percentage">
            <text:p>7,9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formula="of:=AVERAGE([.D52:.D61])" office:value-type="percentage" office:value="0.39266" calcext:value-type="percentage">
            <text:p>39,27%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0692" calcext:value-type="percentage">
            <text:p>6,92%</text:p>
          </table:table-cell>
          <table:table-cell table:style-name="ce1" table:formula="of:=AVERAGE([.I52:.I61])" office:value-type="percentage" office:value="0.07476" calcext:value-type="percentage">
            <text:p>7,48%</text:p>
          </table:table-cell>
          <table:table-cell table:style-name="ce1" table:formula="of:=AVERAGE([.J52:.J61])" office:value-type="percentage" office:value="0.10887" calcext:value-type="percentage">
            <text:p>10,89%</text:p>
          </table:table-cell>
          <table:table-cell table:style-name="ce1" table:formula="of:=AVERAGE([.K52:.K61])" office:value-type="percentage" office:value="0.05841" calcext:value-type="percentage">
            <text:p>5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2257" calcext:value-type="percentage">
            <text:p>22,5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4559" calcext:value-type="percentage">
            <text:p>45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02" calcext:value-type="percentage">
            <text:p>2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formula="of:=AVERAGE([.D65:.D74])" office:value-type="percentage" office:value="0.19673" calcext:value-type="percentage">
            <text:p>19,67%</text:p>
          </table:table-cell>
          <table:table-cell table:style-name="ce1" table:formula="of:=AVERAGE([.E65:.E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5:.H74])" office:value-type="percentage" office:value="0.45505" calcext:value-type="percentage">
            <text:p>45,51%</text:p>
          </table:table-cell>
          <table:table-cell table:style-name="ce1" table:formula="of:=AVERAGE([.I65:.I74])" office:value-type="percentage" office:value="0.41528" calcext:value-type="percentage">
            <text:p>41,53%</text:p>
          </table:table-cell>
          <table:table-cell table:style-name="ce1" table:formula="of:=AVERAGE([.J65:.J74])" office:value-type="percentage" office:value="0.30668" calcext:value-type="percentage">
            <text:p>30,67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93" calcext:value-type="percentage">
            <text:p>29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2947" calcext:value-type="percentage">
            <text:p>2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3084" calcext:value-type="percentage">
            <text:p>30,8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07" calcext:value-type="percentage">
            <text:p>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192" calcext:value-type="percentage">
            <text:p>19,2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formula="of:=AVERAGE([.D78:.D87])" office:value-type="percentage" office:value="0.22847" calcext:value-type="percentage">
            <text:p>22,85%</text:p>
          </table:table-cell>
          <table:table-cell table:style-name="ce1" table:number-columns-repeated="3"/>
          <table:table-cell table:style-name="ce1" table:formula="of:=AVERAGE([.H78:.H87])" office:value-type="percentage" office:value="0.29009" calcext:value-type="percentage">
            <text:p>29,01%</text:p>
          </table:table-cell>
          <table:table-cell table:style-name="ce1" table:formula="of:=AVERAGE([.I78:.I87])" office:value-type="percentage" office:value="0.24056" calcext:value-type="percentage">
            <text:p>24,06%</text:p>
          </table:table-cell>
          <table:table-cell table:style-name="ce1" table:formula="of:=AVERAGE([.J78:.J87])" office:value-type="percentage" office:value="0.1856" calcext:value-type="percentage">
            <text:p>18,5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formula="of:=AVERAGE([.D91:.D100])" office:value-type="percentage" office:value="0.34512" calcext:value-type="percentage">
            <text:p>34,51%</text:p>
          </table:table-cell>
          <table:table-cell table:style-name="ce1" table:number-columns-repeated="3"/>
          <table:table-cell table:style-name="ce1" table:formula="of:=AVERAGE([.H91:.H100])" office:value-type="percentage" office:value="0.06252" calcext:value-type="percentage">
            <text:p>6,25%</text:p>
          </table:table-cell>
          <table:table-cell table:style-name="ce1" table:formula="of:=AVERAGE([.I91:.I100])" office:value-type="percentage" office:value="0.0518" calcext:value-type="percentage">
            <text:p>5,18%</text:p>
          </table:table-cell>
          <table:table-cell table:style-name="ce1" table:formula="of:=AVERAGE([.J91:.J100])" office:value-type="percentage" office:value="0.0705" calcext:value-type="percentage">
            <text:p>7,0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8946" calcext:value-type="percentage">
            <text:p>89,46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formula="of:=AVERAGE([.D104:.D113])" office:value-type="percentage" office:value="0.8946" calcext:value-type="percentage">
            <text:p>89,46%</text:p>
          </table:table-cell>
          <table:table-cell table:style-name="ce1" table:number-columns-repeated="3"/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formula="of:=AVERAGE([.D117:.D126])" office:value-type="percentage" office:value="0.34508" calcext:value-type="percentage">
            <text:p>34,51%</text:p>
          </table:table-cell>
          <table:table-cell table:style-name="ce1" table:number-columns-repeated="3"/>
          <table:table-cell table:style-name="ce1" table:formula="of:=AVERAGE([.H117:.H126])" office:value-type="percentage" office:value="0.4082" calcext:value-type="percentage">
            <text:p>40,82%</text:p>
          </table:table-cell>
          <table:table-cell table:style-name="ce1" table:formula="of:=AVERAGE([.I117:.I126])" office:value-type="percentage" office:value="0.49749" calcext:value-type="percentage">
            <text:p>49,75%</text:p>
          </table:table-cell>
          <table:table-cell table:style-name="ce1" table:formula="of:=AVERAGE([.J117:.J126])" office:value-type="percentage" office:value="0.867233333333333" calcext:value-type="percentage">
            <text:p>86,72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817" calcext:value-type="percentage">
            <text:p>3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67" calcext:value-type="percentage">
            <text:p>47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5428" calcext:value-type="percentage">
            <text:p>54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4017" calcext:value-type="percentage">
            <text:p>40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483" calcext:value-type="percentage">
            <text:p>34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017" calcext:value-type="percentage">
            <text:p>30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formula="of:=AVERAGE([.D130:.D139])" office:value-type="percentage" office:value="0.34101" calcext:value-type="percentage">
            <text:p>34,10%</text:p>
          </table:table-cell>
          <table:table-cell table:style-name="ce1" table:number-columns-repeated="3"/>
          <table:table-cell table:style-name="ce1" table:formula="of:=AVERAGE([.H130:.H139])" office:value-type="percentage" office:value="0.46588" calcext:value-type="percentage">
            <text:p>46,59%</text:p>
          </table:table-cell>
          <table:table-cell table:style-name="ce1" table:formula="of:=AVERAGE([.I130:.I139])" office:value-type="percentage" office:value="0.48519" calcext:value-type="percentage">
            <text:p>48,52%</text:p>
          </table:table-cell>
          <table:table-cell table:style-name="ce1" table:formula="of:=AVERAGE([.J130:.J139])" office:value-type="percentage" office:value="0.48655" calcext:value-type="percentage">
            <text:p>48,6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formula="of:=AVERAGE([.D143:.D152])" office:value-type="percentage" office:value="0.68667" calcext:value-type="percentage">
            <text:p>68,67%</text:p>
          </table:table-cell>
          <table:table-cell table:style-name="ce1" table:number-columns-repeated="3"/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0887" calcext:value-type="percentage">
            <text:p>8,87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6922" calcext:value-type="percentage">
            <text:p>69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235" calcext:value-type="percentage">
            <text:p>5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formula="of:=AVERAGE([.D156:.D165])" office:value-type="percentage" office:value="0.12882" calcext:value-type="percentage">
            <text:p>12,88%</text:p>
          </table:table-cell>
          <table:table-cell table:style-name="ce1" table:number-columns-repeated="3"/>
          <table:table-cell table:style-name="ce1" table:formula="of:=AVERAGE([.H156:.H165])" office:value-type="percentage" office:value="0.60543" calcext:value-type="percentage">
            <text:p>60,54%</text:p>
          </table:table-cell>
          <table:table-cell table:style-name="ce1" table:formula="of:=AVERAGE([.I156:.I165])" office:value-type="percentage" office:value="0.588" calcext:value-type="percentage">
            <text:p>58,80%</text:p>
          </table:table-cell>
          <table:table-cell table:style-name="ce1" table:formula="of:=AVERAGE([.J156:.J165])" office:value-type="percentage" office:value="0.45431" calcext:value-type="percentage">
            <text:p>45,43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ΝΕΑΤ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" calcext:value-type="percentage">
            <text:p>4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63" calcext:value-type="percentage">
            <text:p>46,3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formula="of:=AVERAGE([.D169:.D178])" office:value-type="percentage" office:value="0.38407" calcext:value-type="percentage">
            <text:p>38,41%</text:p>
          </table:table-cell>
          <table:table-cell table:style-name="ce1" table:number-columns-repeated="3"/>
          <table:table-cell table:style-name="ce1" table:formula="of:=AVERAGE([.H169:.H178])" office:value-type="percentage" office:value="0.48493" calcext:value-type="percentage">
            <text:p>48,49%</text:p>
          </table:table-cell>
          <table:table-cell table:style-name="ce1" table:formula="of:=AVERAGE([.I169:.I178])" office:value-type="percentage" office:value="0.47434" calcext:value-type="percentage">
            <text:p>47,43%</text:p>
          </table:table-cell>
          <table:table-cell table:style-name="ce1" table:formula="of:=AVERAGE([.J169:.J178])" office:value-type="percentage" office:value="0.43752" calcext:value-type="percentage">
            <text:p>43,7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53" calcext:value-type="percentage">
            <text:p>6,5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447" calcext:value-type="percentage">
            <text:p>4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formula="of:=AVERAGE([.D182:.D191])" office:value-type="percentage" office:value="0.05441" calcext:value-type="percentage">
            <text:p>5,44%</text:p>
          </table:table-cell>
          <table:table-cell table:style-name="ce1" table:number-columns-repeated="3"/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formula="of:=AVERAGE([.I182:.I19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office:value-type="percentage" office:value="0.488" calcext:value-type="percentage">
            <text:p>48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982" calcext:value-type="percentage">
            <text:p>2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formula="of:=AVERAGE([.D195:.D204])" office:value-type="percentage" office:value="0.6" calcext:value-type="percentage">
            <text:p>60,00%</text:p>
          </table:table-cell>
          <table:table-cell table:style-name="ce1" table:number-columns-repeated="3"/>
          <table:table-cell table:style-name="ce1" table:formula="of:=AVERAGE([.H195:.H204])" office:value-type="percentage" office:value="0.45869" calcext:value-type="percentage">
            <text:p>45,87%</text:p>
          </table:table-cell>
          <table:table-cell table:style-name="ce1" table:formula="of:=AVERAGE([.I195:.I204])" office:value-type="percentage" office:value="0.36253" calcext:value-type="percentage">
            <text:p>36,25%</text:p>
          </table:table-cell>
          <table:table-cell table:style-name="ce1" table:formula="of:=AVERAGE([.J195:.J204])" office:value-type="percentage" office:value="0.34296" calcext:value-type="percentage">
            <text:p>34,3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ce3" office:value-type="float" office:value="5697" calcext:value-type="float">
            <text:p>56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9.542" calcext:value-type="float">
            <text:p>9,5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ce3" office:value-type="float" office:value="4980" calcext:value-type="float">
            <text:p>4980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9.984" calcext:value-type="float">
            <text:p>9,9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ce3" office:value-type="float" office:value="3763" calcext:value-type="float">
            <text:p>3763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office:value-type="float" office:value="10.098" calcext:value-type="float">
            <text:p>10,0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3633" calcext:value-type="float">
            <text:p>363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ce3" office:value-type="float" office:value="3988" calcext:value-type="float">
            <text:p>3988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0.226" calcext:value-type="float">
            <text:p>10,2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ce3" office:value-type="float" office:value="3851" calcext:value-type="float">
            <text:p>3851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9.429" calcext:value-type="float">
            <text:p>9,4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ce3" office:value-type="float" office:value="3697" calcext:value-type="float">
            <text:p>3697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ce3" office:value-type="float" office:value="10.169" calcext:value-type="float">
            <text:p>10,1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ce3" office:value-type="float" office:value="9.515" calcext:value-type="float">
            <text:p>9,5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ce3" office:value-type="float" office:value="3611" calcext:value-type="float">
            <text:p>3611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ce3" office:value-type="float" office:value="10.067" calcext:value-type="float">
            <text:p>10,0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ce3" office:value-type="float" office:value="3810" calcext:value-type="float">
            <text:p>3810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office:value-type="float" office:value="10.156" calcext:value-type="float">
            <text:p>1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ce4" table:formula="of:=AVERAGE([.D208:.D217])" office:value-type="float" office:value="4118" calcext:value-type="float">
            <text:p>4118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08:.H217])" office:value-type="float" office:value="8.8882" calcext:value-type="float">
            <text:p>8,8882</text:p>
          </table:table-cell>
          <table:table-cell table:style-name="ce4" table:formula="of:=AVERAGE([.I208:.I217])" office:value-type="float" office:value="0.6964" calcext:value-type="float">
            <text:p>0,6964</text:p>
          </table:table-cell>
          <table:table-cell table:style-name="ce4" table:formula="of:=AVERAGE([.J208:.J217])" office:value-type="float" office:value="9.9766" calcext:value-type="float">
            <text:p>9,976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1.408" calcext:value-type="float">
            <text:p>1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1.739" calcext:value-type="float">
            <text:p>1,7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1.66" calcext:value-type="float">
            <text:p>1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1.04" calcext:value-type="float">
            <text:p>1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1.377" calcext:value-type="float">
            <text:p>1,3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1.507" calcext:value-type="float">
            <text:p>1,5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1.138" calcext:value-type="float">
            <text:p>1,1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21:.H230])" office:value-type="float" office:value="0.4868" calcext:value-type="float">
            <text:p>0,4868</text:p>
          </table:table-cell>
          <table:table-cell table:style-name="ce4" table:formula="of:=AVERAGE([.I221:.I230])" office:value-type="float" office:value="0.22723" calcext:value-type="float">
            <text:p>0,22723</text:p>
          </table:table-cell>
          <table:table-cell table:style-name="ce4" table:formula="of:=AVERAGE([.J221:.J230])" office:value-type="float" office:value="1.3637" calcext:value-type="float">
            <text:p>1,363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ce3" office:value-type="float" office:value="8.805" calcext:value-type="float">
            <text:p>8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ce3" office:value-type="float" office:value="8.806" calcext:value-type="float">
            <text:p>8,8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ce3" office:value-type="float" office:value="8.157" calcext:value-type="float">
            <text:p>8,1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8.381" calcext:value-type="float">
            <text:p>8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ce3" office:value-type="float" office:value="8.865" calcext:value-type="float">
            <text:p>8,8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ce3" office:value-type="float" office:value="8.643" calcext:value-type="float">
            <text:p>8,6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ce3" office:value-type="float" office:value="7.923" calcext:value-type="float">
            <text:p>7,9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ce3" office:value-type="float" office:value="8.237" calcext:value-type="float">
            <text:p>8,2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ce3" office:value-type="float" office:value="8.145" calcext:value-type="float">
            <text:p>8,1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ce4" table:formula="of:=AVERAGE([.D234:.D243])" office:value-type="float" office:value="0.19513" calcext:value-type="float">
            <text:p>0,19513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34:.H243])" office:value-type="float" office:value="7.7129" calcext:value-type="float">
            <text:p>7,7129</text:p>
          </table:table-cell>
          <table:table-cell table:style-name="ce4" table:formula="of:=AVERAGE([.I234:.I243])" office:value-type="float" office:value="2.3174" calcext:value-type="float">
            <text:p>2,3174</text:p>
          </table:table-cell>
          <table:table-cell table:style-name="ce4" table:formula="of:=AVERAGE([.J234:.J243])" office:value-type="float" office:value="8.3772" calcext:value-type="float">
            <text:p>8,377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403" calcext:value-type="float">
            <text:p>0,40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52.5" calcext:value-type="float">
            <text:p>52,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ce3" office:value-type="float" office:value="60.65" calcext:value-type="float">
            <text:p>60,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ce3" office:value-type="float" office:value="47.72" calcext:value-type="float">
            <text:p>47,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ce3" office:value-type="float" office:value="50.73" calcext:value-type="float">
            <text:p>50,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ce3" office:value-type="float" office:value="59.63" calcext:value-type="float">
            <text:p>59,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ce3" office:value-type="float" office:value="0.329" calcext:value-type="float">
            <text:p>0,32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50.06" calcext:value-type="float">
            <text:p>50,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ce3" office:value-type="float" office:value="59.42" calcext:value-type="float">
            <text:p>59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ce3" office:value-type="float" office:value="68.42" calcext:value-type="float">
            <text:p>68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69.38" calcext:value-type="float">
            <text:p>69,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51.62" calcext:value-type="float">
            <text:p>51,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ce4" table:formula="of:=AVERAGE([.D247:.D256])" office:value-type="float" office:value="0.3449" calcext:value-type="float">
            <text:p>0,344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47:.H256])" office:value-type="float" office:value="2.532" calcext:value-type="float">
            <text:p>2,532</text:p>
          </table:table-cell>
          <table:table-cell table:style-name="ce4" table:formula="of:=AVERAGE([.I247:.I256])" office:value-type="float" office:value="2.1379" calcext:value-type="float">
            <text:p>2,1379</text:p>
          </table:table-cell>
          <table:table-cell table:style-name="ce4" table:formula="of:=AVERAGE([.J247:.J256])" office:value-type="float" office:value="57.013" calcext:value-type="float">
            <text:p>57,013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ce3" office:value-type="float" office:value="3114" calcext:value-type="float">
            <text:p>3114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79" calcext:value-type="float">
            <text:p>4,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ce3" office:value-type="float" office:value="2561" calcext:value-type="float">
            <text:p>2561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4.78" calcext:value-type="float">
            <text:p>4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ce3" office:value-type="float" office:value="2740" calcext:value-type="float">
            <text:p>2740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5.04" calcext:value-type="float">
            <text:p>5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ce3" office:value-type="float" office:value="3489" calcext:value-type="float">
            <text:p>3489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ce3" office:value-type="float" office:value="4.66" calcext:value-type="float">
            <text:p>4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4.46" calcext:value-type="float">
            <text:p>4,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ce3" office:value-type="float" office:value="5.2" calcext:value-type="float">
            <text:p>5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ce3" office:value-type="float" office:value="2691" calcext:value-type="float">
            <text:p>2691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5.29" calcext:value-type="float">
            <text:p>5,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ce3" office:value-type="float" office:value="2950" calcext:value-type="float">
            <text:p>2950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ce4" table:formula="of:=AVERAGE([.D260:.D269])" office:value-type="float" office:value="2824.4" calcext:value-type="float">
            <text:p>2824,4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60:.H269])" office:value-type="float" office:value="2.2047" calcext:value-type="float">
            <text:p>2,2047</text:p>
          </table:table-cell>
          <table:table-cell table:style-name="ce4" table:formula="of:=AVERAGE([.I260:.I269])" office:value-type="float" office:value="0.7908" calcext:value-type="float">
            <text:p>0,7908</text:p>
          </table:table-cell>
          <table:table-cell table:style-name="ce4" table:formula="of:=AVERAGE([.J260:.J269])" office:value-type="float" office:value="4.752" calcext:value-type="float">
            <text:p>4,75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ce3" office:value-type="float" office:value="59.47" calcext:value-type="float">
            <text:p>5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ce3" office:value-type="float" office:value="43.31" calcext:value-type="float">
            <text:p>43,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ce3" office:value-type="float" office:value="40.597" calcext:value-type="float">
            <text:p>40,5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ce3" office:value-type="float" office:value="77.91" calcext:value-type="float">
            <text:p>77,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4" calcext:value-type="float">
            <text:p>0,384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ce3" office:value-type="float" office:value="72.48" calcext:value-type="float">
            <text:p>72,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ce3" office:value-type="float" office:value="98.17" calcext:value-type="float">
            <text:p>98,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ce3" office:value-type="float" office:value="39.81" calcext:value-type="float">
            <text:p>39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ce3" office:value-type="float" office:value="66.26" calcext:value-type="float">
            <text:p>66,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ce3" office:value-type="float" office:value="81.25" calcext:value-type="float">
            <text:p>81,2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ce3" office:value-type="float" office:value="66.37" calcext:value-type="float">
            <text:p>66,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ce4" table:formula="of:=AVERAGE([.D273:.D282])" office:value-type="float" office:value="0.3671" calcext:value-type="float">
            <text:p>0,3671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73:.H282])" office:value-type="float" office:value="19.5778" calcext:value-type="float">
            <text:p>19,5778</text:p>
          </table:table-cell>
          <table:table-cell table:style-name="ce4" table:formula="of:=AVERAGE([.I273:.I282])" office:value-type="float" office:value="11.7005" calcext:value-type="float">
            <text:p>11,7005</text:p>
          </table:table-cell>
          <table:table-cell table:style-name="ce4" table:formula="of:=AVERAGE([.J273:.J282])" office:value-type="float" office:value="64.5627" calcext:value-type="float">
            <text:p>64,562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ce3" office:value-type="float" office:value="1.279" calcext:value-type="float">
            <text:p>1,279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849" calcext:value-type="float">
            <text:p>0,8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464" calcext:value-type="float">
            <text:p>0,46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838" calcext:value-type="float">
            <text:p>0,8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82" calcext:value-type="float">
            <text:p>0,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ce4" table:formula="of:=AVERAGE([.D286:.D295])" office:value-type="float" office:value="0.5216" calcext:value-type="float">
            <text:p>0,5216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86:.H295])" office:value-type="float" office:value="6.5745" calcext:value-type="float">
            <text:p>6,5745</text:p>
          </table:table-cell>
          <table:table-cell table:style-name="ce4" table:formula="of:=AVERAGE([.I286:.I295])" office:value-type="float" office:value="0.1496" calcext:value-type="float">
            <text:p>0,1496</text:p>
          </table:table-cell>
          <table:table-cell table:style-name="ce4" table:formula="of:=AVERAGE([.J286:.J295])" office:value-type="float" office:value="0.8077" calcext:value-type="float">
            <text:p>0,807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ce3" office:value-type="float" office:value="230.41" calcext:value-type="float">
            <text:p>230,41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ce3" office:value-type="float" office:value="4684.6" calcext:value-type="float">
            <text:p>4684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ce3" office:value-type="float" office:value="72.65" calcext:value-type="float">
            <text:p>72,65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ce3" office:value-type="float" office:value="6380.1" calcext:value-type="float">
            <text:p>6380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ce3" office:value-type="float" office:value="62.62" calcext:value-type="float">
            <text:p>62,6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ce3" office:value-type="float" office:value="52.78" calcext:value-type="float">
            <text:p>52,7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ce3" office:value-type="float" office:value="5130.7" calcext:value-type="float">
            <text:p>5130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ce3" office:value-type="float" office:value="175.89" calcext:value-type="float">
            <text:p>175,89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ce3" office:value-type="float" office:value="4737.6" calcext:value-type="float">
            <text:p>4737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ce3" office:value-type="float" office:value="63.27" calcext:value-type="float">
            <text:p>63,2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ce3" office:value-type="float" office:value="6043.7" calcext:value-type="float">
            <text:p>6043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ce3" office:value-type="float" office:value="79.69" calcext:value-type="float">
            <text:p>79,69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ce3" office:value-type="float" office:value="5208.6" calcext:value-type="float">
            <text:p>5208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ce3" office:value-type="float" office:value="215.62" calcext:value-type="float">
            <text:p>215,62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ce3" office:value-type="float" office:value="5581.1" calcext:value-type="float">
            <text:p>5581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ce3" office:value-type="float" office:value="46.37" calcext:value-type="float">
            <text:p>46,3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ce3" office:value-type="float" office:value="5943.9" calcext:value-type="float">
            <text:p>5943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ce3" office:value-type="float" office:value="145.12" calcext:value-type="float">
            <text:p>145,12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ce3" office:value-type="float" office:value="6206.3" calcext:value-type="float">
            <text:p>6206,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ce4" table:formula="of:=AVERAGE([.D299:.D308])" office:value-type="float" office:value="114.442" calcext:value-type="float">
            <text:p>114,442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981.2341" calcext:value-type="float">
            <text:p>981,2341</text:p>
          </table:table-cell>
          <table:table-cell table:style-name="ce4" table:formula="of:=AVERAGE([.I299:.I308])" office:value-type="float" office:value="961.3621" calcext:value-type="float">
            <text:p>961,3621</text:p>
          </table:table-cell>
          <table:table-cell table:style-name="ce4" table:formula="of:=AVERAGE([.J299:.J308])" office:value-type="float" office:value="5467.86" calcext:value-type="float">
            <text:p>5467,8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ce3" office:value-type="float" office:value="5345.3" calcext:value-type="float">
            <text:p>5345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ce3" office:value-type="float" office:value="5419.5" calcext:value-type="float">
            <text:p>5419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ce3" office:value-type="float" office:value="5290.3" calcext:value-type="float">
            <text:p>5290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ce3" office:value-type="float" office:value="5522.5" calcext:value-type="float">
            <text:p>5522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ce3" office:value-type="float" office:value="6002.8" calcext:value-type="float">
            <text:p>6002,8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ce3" office:value-type="float" office:value="6483.9" calcext:value-type="float">
            <text:p>6483,9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ce3" office:value-type="float" office:value="5491" calcext:value-type="float">
            <text:p>5491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ce3" office:value-type="float" office:value="5442.3" calcext:value-type="float">
            <text:p>5442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ce3" office:value-type="float" office:value="5608.3" calcext:value-type="float">
            <text:p>5608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ce3" office:value-type="float" office:value="5530.5" calcext:value-type="float">
            <text:p>5530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ce4" table:formula="of:=AVERAGE([.D312:.D321])" office:value-type="float" office:value="5613.64" calcext:value-type="float">
            <text:p>5613,64</text:p>
          </table:table-cell>
          <table:table-cell table:style-name="ce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896" calcext:value-type="percentage">
            <text:p>8,96%</text:p>
          </table:table-cell>
          <table:table-cell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225" calcext:value-type="percentage">
            <text:p>12,25%</text:p>
          </table:table-cell>
          <table:table-cell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106" calcext:value-type="percentage">
            <text:p>10,60%</text:p>
          </table:table-cell>
          <table:table-cell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office:value-type="percentage" office:value="0.4" calcext:value-type="percentage">
            <text:p>40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87" calcext:value-type="percentage">
            <text:p>9,87%</text:p>
          </table:table-cell>
          <table:table-cell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951" calcext:value-type="percentage">
            <text:p>9,51%</text:p>
          </table:table-cell>
          <table:table-cell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99" calcext:value-type="percentage">
            <text:p>9,90%</text:p>
          </table:table-cell>
          <table:table-cell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ce1" table:formula="of:=AVERAGE([.D325:.D334])" office:value-type="percentage" office:value="0.10222" calcext:value-type="percentage">
            <text:p>10,22%</text:p>
          </table:table-cell>
          <table:table-cell table:style-name="ce1"/>
          <table:table-cell table:style-name="Default"/>
          <table:table-cell table:style-name="ce1"/>
          <table:table-cell table:style-name="ce1" table:formula="of:=AVERAGE([.H325:.H334])" office:value-type="percentage" office:value="0.24978" calcext:value-type="percentage">
            <text:p>24,98%</text:p>
          </table:table-cell>
          <table:table-cell table:style-name="ce1" table:formula="of:=AVERAGE([.I325:.I334])" office:value-type="percentage" office:value="0.29263" calcext:value-type="percentage">
            <text:p>29,26%</text:p>
          </table:table-cell>
          <table:table-cell table:style-name="ce1" table:formula="of:=AVERAGE([.J325:.J334])" office:value-type="percentage" office:value="0.337" calcext:value-type="percentage">
            <text:p>33,70%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5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7-01T12:45:38.329285179</dc:date>
    <meta:editing-duration>P2DT23H54M47S</meta:editing-duration>
    <meta:editing-cycles>1914</meta:editing-cycles>
    <meta:generator>LibreOffice/7.3.4.2$Linux_X86_64 LibreOffice_project/30$Build-2</meta:generator>
    <meta:document-statistic meta:table-count="5" meta:cell-count="54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5cm" chart:style-name="ch2">
          <text:p>TIME PLOT</text:p>
        </chart:title>
        <chart:plot-area chart:style-name="ch3" table:cell-range-address="Φύλλο3.A54:Φύλλο3.B60" chart:data-source-has-labels="column" svg:x="1.33cm" svg:y="1.28cm" svg:width="14.35cm" svg:height="7.54cm">
          <chart:coordinate-region svg:x="1.95cm" svg:y="1.477cm" svg:width="13.73cm" svg:height="5.378cm"/>
          <chart:axis chart:dimension="x" chart:name="primary-x" chart:style-name="ch4" chartooo:axis-type="auto">
            <chartooo:date-scale/>
            <chart:categories table:cell-range-address="Φύλλο3.A54:Φύλλο3.A60"/>
          </chart:axis>
          <chart:axis chart:dimension="y" chart:name="primary-y" chart:style-name="ch5">
            <chart:title svg:x="0.451cm" svg:y="6.308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0</svg:desc>
                </draw:g>
              </table:table-cell>
              <table:table-cell office:value-type="float" office:value="17.8">
                <text:p>17.8</text:p>
                <draw:g>
                  <svg:desc>Φύλλο3.B54:Φύλλο3.B60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956cm" style:legend-expansion="high" chart:style-name="ch2"/>
        <chart:plot-area chart:style-name="ch3" table:cell-range-address="Φύλλο3.B96:Φύλλο3.D100" chart:data-source-has-labels="both" svg:x="0.32cm" svg:y="0.18cm" svg:width="13.15cm" svg:height="8.64cm">
          <chart:coordinate-region svg:x="1.31cm" svg:y="0.377cm" svg:width="12.16cm" svg:height="7.8cm"/>
          <chart:axis chart:dimension="x" chart:name="primary-x" chart:style-name="ch4" chartooo:axis-type="auto">
            <chartooo:date-scale/>
            <chart:categories table:cell-range-address="Φύλλο3.B97:Φύλλο3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3.C97:Φύλλο3.C100" chart:label-cell-address="Φύλλο3.C96:Φύλλο3.C96" chart:class="chart:bar">
            <chart:data-point chart:repeated="4"/>
          </chart:series>
          <chart:series chart:style-name="ch8" chart:values-cell-range-address="Φύλλο3.D97:Φύλλο3.D100" chart:label-cell-address="Φύλλο3.D96:Φύλλο3.D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am</text:p>
                <draw:g>
                  <svg:desc>Φύλλο3.C96:Φύλλο3.C96</svg:desc>
                </draw:g>
              </table:table-cell>
              <table:table-cell office:value-type="string">
                <text:p>Proposed</text:p>
                <draw:g>
                  <svg:desc>Φύλλο3.D96:Φύλλο3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B97:Φύλλο3.B100</svg:desc>
                </draw:g>
              </table:table-cell>
              <table:table-cell office:value-type="float" office:value="509.04">
                <text:p>509.04</text:p>
                <draw:g>
                  <svg:desc>Φύλλο3.C97:Φύλλο3.C100</svg:desc>
                </draw:g>
              </table:table-cell>
              <table:table-cell office:value-type="float" office:value="4115.18">
                <text:p>4115.18</text:p>
                <draw:g>
                  <svg:desc>Φύλλο3.D97:Φύλλο3.D100</svg:desc>
                </draw:g>
              </table:table-cell>
            </table:table-row>
            <table:table-row>
              <table:table-cell office:value-type="string">
                <text:p>Threads2</text:p>
              </table:table-cell>
              <table:table-cell office:value-type="float" office:value="268.98">
                <text:p>268.98</text:p>
              </table:table-cell>
              <table:table-cell office:value-type="float" office:value="2213.32">
                <text:p>2213.32</text:p>
              </table:table-cell>
            </table:table-row>
            <table:table-row>
              <table:table-cell office:value-type="string">
                <text:p>Threads4</text:p>
              </table:table-cell>
              <table:table-cell office:value-type="float" office:value="154.23">
                <text:p>154.23</text:p>
              </table:table-cell>
              <table:table-cell office:value-type="float" office:value="1131.32">
                <text:p>1131.32</text:p>
              </table:table-cell>
            </table:table-row>
            <table:table-row>
              <table:table-cell office:value-type="string">
                <text:p>Threads8</text:p>
              </table:table-cell>
              <table:table-cell office:value-type="float" office:value="101.85">
                <text:p>101.85</text:p>
              </table:table-cell>
              <table:table-cell office:value-type="float" office:value="569.73">
                <text:p>569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